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DB4DA1E17B797622D5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247cm"/>
    </style:style>
    <style:style style:name="Tabela1.B" style:family="table-column">
      <style:table-column-properties style:column-width="4.251cm"/>
    </style:style>
    <style:style style:name="Tabela1.C" style:family="table-column">
      <style:table-column-properties style:column-width="4.249cm"/>
    </style:style>
    <style:style style:name="Tabela1.D" style:family="table-column">
      <style:table-column-properties style:column-width="4.265cm"/>
    </style:style>
    <style:style style:name="Tabela1.A1" style:family="table-cell">
      <style:table-cell-properties style:vertical-align="middle" fo:padding="0.097cm" fo:border="0.75pt outset #708090"/>
    </style:style>
    <style:style style:name="Tabela1.A2" style:family="table-cell">
      <style:table-cell-properties style:vertical-align="middle" fo:padding="0.097cm" fo:border-left="0.75pt outset #708090" fo:border-right="none" fo:border-top="none" fo:border-bottom="0.75pt outset #708090"/>
    </style:style>
    <style:style style:name="Tabela1.D2" style:family="table-cell">
      <style:table-cell-properties style:vertical-align="middle" fo:padding="0.097cm" fo:border-left="0.75pt outset #708090" fo:border-right="0.75pt outset #708090" fo:border-top="none" fo:border-bottom="0.75pt outset #708090"/>
    </style:style>
    <style:style style:name="P1" style:family="paragraph" style:parent-style-name="Table_20_Contents">
      <style:paragraph-properties fo:line-height="100%" fo:text-align="center" style:justify-single-word="false"/>
      <style:text-properties fo:color="#8ca8c2" loext:opacity="100%" style:font-name="Calibri" fo:font-size="10pt" officeooo:rsid="000abf2b" officeooo:paragraph-rsid="000abf2b" style:font-size-asian="10pt" style:font-size-complex="10pt"/>
    </style:style>
    <style:style style:name="P2" style:family="paragraph" style:parent-style-name="Standard">
      <style:paragraph-properties style:line-height-at-least="0.609cm"/>
      <style:text-properties fo:color="#8ca8c2" loext:opacity="100%" style:font-name="Calibri" fo:font-size="10pt" fo:font-weight="normal" fo:background-color="transparent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fo:color="#8ca8c2" loext:opacity="100%" style:font-name="Calibri" fo:font-size="10pt" fo:font-weight="normal" officeooo:paragraph-rsid="000abf2b" fo:background-color="transparent" style:font-size-asian="10pt" style:font-size-complex="10pt"/>
    </style:style>
    <style:style style:name="P4" style:family="paragraph" style:parent-style-name="Standard">
      <style:text-properties fo:color="#8ca8c2" loext:opacity="100%" style:font-name="Calibri" fo:font-size="10pt" fo:font-weight="normal" fo:background-color="transparen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color="#8ca8c2" loext:opacity="100%" style:font-name="Calibri" fo:font-size="10pt" officeooo:paragraph-rsid="000abf2b" fo:background-color="transparent" style:font-size-asian="10pt" style:font-size-complex="10pt"/>
    </style:style>
    <style:style style:name="P6" style:family="paragraph" style:parent-style-name="Standard">
      <style:paragraph-properties style:line-height-at-least="0.609cm"/>
      <style:text-properties fo:color="#8ca8c2" loext:opacity="100%" style:font-name="Calibri" fo:font-size="10pt" fo:background-color="transparent" style:font-size-asian="10pt" style:font-size-complex="10pt"/>
    </style:style>
    <style:style style:name="P7" style:family="paragraph" style:parent-style-name="Standard">
      <style:text-properties fo:color="#8ca8c2" loext:opacity="100%" style:font-name="Calibri" fo:font-size="10pt" fo:background-color="transparent" style:font-size-asian="10pt" style:font-size-complex="10pt"/>
    </style:style>
    <style:style style:name="P8" style:family="paragraph" style:parent-style-name="Standard">
      <style:paragraph-properties style:line-height-at-least="0.609cm"/>
      <style:text-properties fo:color="#4169e1" loext:opacity="100%" style:font-name="Calibri" fo:font-size="10pt" fo:font-weight="normal" officeooo:rsid="0002ace3" officeooo:paragraph-rsid="0002ace3" fo:background-color="transparent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fo:color="#ff315a" loext:opacity="100%" style:font-name="Calibri" fo:font-size="10pt" fo:font-style="italic" fo:font-weight="bold" officeooo:paragraph-rsid="000abf2b" fo:background-color="transparent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color="#ff315a" loext:opacity="100%" style:font-name="Calibri" fo:font-size="12pt" fo:font-style="italic" fo:font-weight="bold" officeooo:paragraph-rsid="000abf2b" fo:background-color="transparent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8ca8c2" loext:opacity="100%" style:font-name="Calibri" fo:font-size="10pt" fo:font-style="italic" fo:font-weight="bold" officeooo:paragraph-rsid="000abf2b" fo:background-color="transparent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ff315a" loext:opacity="100%" style:font-name="Calibri" fo:font-size="10pt" fo:font-weight="bold" officeooo:rsid="000abf2b" officeooo:paragraph-rsid="000abf2b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ff315a" loext:opacity="100%"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/>
    </style:style>
    <style:style style:name="T2" style:family="text">
      <style:text-properties officeooo:rsid="000abf2b"/>
    </style:style>
    <style:style style:name="T3" style:family="text">
      <style:text-properties fo:color="#0000ff" loext:opacity="100%"/>
    </style:style>
    <style:style style:name="T4" style:family="text">
      <style:text-properties fo:color="#4169e1" loext:opacity="100%"/>
    </style:style>
    <style:style style:name="T5" style:family="text">
      <style:text-properties fo:color="#4169e1" loext:opacity="100%" fo:font-weight="normal"/>
    </style:style>
    <style:style style:name="T6" style:family="text">
      <style:text-properties fo:color="#ff315a" loext:opacity="100%"/>
    </style:style>
    <style:style style:name="T7" style:family="text">
      <style:text-properties fo:color="#ff315a" loext:opacity="100%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inhas tabelas criadas <text:span text:style-name="T2">nos</text:span> código-fonte, copiadas para editá-las e fazer uma folha-resumo de dicas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036565473200">
          <table:table-cell table:style-name="Tabela1.A1" table:number-columns-spanned="4" office:value-type="string">
            <text:p text:style-name="P10">OPERADORES ARITMÉTICOS</text:p>
          </table:table-cell>
          <table:covered-table-cell/>
          <table:covered-table-cell/>
          <table:covered-table-cell/>
        </table:table-row>
        <table:table-row table:style-name="TableLine2036565499984">
          <table:table-cell table:style-name="Tabela1.A2" office:value-type="string">
            <text:p text:style-name="P9">OPERADOR</text:p>
          </table:table-cell>
          <table:table-cell table:style-name="Tabela1.A2" office:value-type="string">
            <text:p text:style-name="P11">SIGNIFICADO</text:p>
          </table:table-cell>
          <table:table-cell table:style-name="Tabela1.A2" office:value-type="string">
            <text:p text:style-name="P11">ASSOCIATIVIDADE</text:p>
          </table:table-cell>
          <table:table-cell table:style-name="Tabela1.D2" office:value-type="string">
            <text:p text:style-name="P11">EXEMPLO</text:p>
          </table:table-cell>
        </table:table-row>
        <table:table-row table:style-name="TableLine2036565518704">
          <table:table-cell table:style-name="Tabela1.A2" office:value-type="string">
            <text:p text:style-name="P12">+</text:p>
          </table:table-cell>
          <table:table-cell table:style-name="Tabela1.A2" office:value-type="string">
            <text:p text:style-name="P3">Adição</text:p>
          </table:table-cell>
          <table:table-cell table:style-name="Tabela1.A2" office:value-type="string">
            <text:p text:style-name="P3">Esquerda</text:p>
          </table:table-cell>
          <table:table-cell table:style-name="Tabela1.D2" office:value-type="string">
            <text:p text:style-name="P1">a <text:span text:style-name="T6">+</text:span><text:span text:style-name="T3"> </text:span>b</text:p>
          </table:table-cell>
        </table:table-row>
        <table:table-row table:style-name="TableLine2036565529360">
          <table:table-cell table:style-name="Tabela1.A2" office:value-type="string">
            <text:p text:style-name="P13">-</text:p>
          </table:table-cell>
          <table:table-cell table:style-name="Tabela1.A2" office:value-type="string">
            <text:p text:style-name="P3">Subtração</text:p>
          </table:table-cell>
          <table:table-cell table:style-name="Tabela1.A2" office:value-type="string">
            <text:p text:style-name="P3">Esquerda</text:p>
          </table:table-cell>
          <table:table-cell table:style-name="Tabela1.D2" office:value-type="string">
            <text:p text:style-name="P1">a <text:span text:style-name="T6">-</text:span> b</text:p>
          </table:table-cell>
        </table:table-row>
        <table:table-row table:style-name="TableLine2036565520144">
          <table:table-cell table:style-name="Tabela1.A2" office:value-type="string">
            <text:p text:style-name="P13">*</text:p>
          </table:table-cell>
          <table:table-cell table:style-name="Tabela1.A2" office:value-type="string">
            <text:p text:style-name="P3">Multiplicação</text:p>
          </table:table-cell>
          <table:table-cell table:style-name="Tabela1.A2" office:value-type="string">
            <text:p text:style-name="P3">Esquerda</text:p>
          </table:table-cell>
          <table:table-cell table:style-name="Tabela1.D2" office:value-type="string">
            <text:p text:style-name="P5"><text:span text:style-name="T1">a </text:span><text:span text:style-name="T7">*</text:span><text:span text:style-name="T1"> b</text:span></text:p>
          </table:table-cell>
        </table:table-row>
        <table:table-row table:style-name="TableLine2036565522736">
          <table:table-cell table:style-name="Tabela1.A2" office:value-type="string">
            <text:p text:style-name="P13">/</text:p>
          </table:table-cell>
          <table:table-cell table:style-name="Tabela1.A2" office:value-type="string">
            <text:p text:style-name="P3">Divisão</text:p>
          </table:table-cell>
          <table:table-cell table:style-name="Tabela1.A2" office:value-type="string">
            <text:p text:style-name="P3">Esquerda</text:p>
          </table:table-cell>
          <table:table-cell table:style-name="Tabela1.D2" office:value-type="string">
            <text:p text:style-name="P5"><text:span text:style-name="T1">a </text:span><text:span text:style-name="T7">/</text:span><text:span text:style-name="T5"> </text:span><text:span text:style-name="T1">b</text:span></text:p>
          </table:table-cell>
        </table:table-row>
        <table:table-row table:style-name="TableLine2036565531376">
          <table:table-cell table:style-name="Tabela1.A2" office:value-type="string">
            <text:p text:style-name="P13">%</text:p>
          </table:table-cell>
          <table:table-cell table:style-name="Tabela1.A2" office:value-type="string">
            <text:p text:style-name="P3">Resto da Divisão inteira</text:p>
          </table:table-cell>
          <table:table-cell table:style-name="Tabela1.A2" office:value-type="string">
            <text:p text:style-name="P3">Esquerda</text:p>
          </table:table-cell>
          <table:table-cell table:style-name="Tabela1.D2" office:value-type="string">
            <text:p text:style-name="P5"><text:span text:style-name="T1">a </text:span><text:span text:style-name="T7">%</text:span><text:span text:style-name="T5"> </text:span><text:span text:style-name="T1">b</text:span></text:p>
          </table:table-cell>
        </table:table-row>
        <table:table-row table:style-name="TableLine2036565531952">
          <table:table-cell table:style-name="Tabela1.A2" office:value-type="string">
            <text:p text:style-name="P13">-</text:p>
          </table:table-cell>
          <table:table-cell table:style-name="Tabela1.A2" office:value-type="string">
            <text:p text:style-name="P3">Sinal negativo (- unário)</text:p>
          </table:table-cell>
          <table:table-cell table:style-name="Tabela1.A2" office:value-type="string">
            <text:p text:style-name="P3">Direita</text:p>
          </table:table-cell>
          <table:table-cell table:style-name="Tabela1.D2" office:value-type="string">
            <text:p text:style-name="P5"><text:span text:style-name="T7">-</text:span><text:span text:style-name="T1">a</text:span></text:p>
          </table:table-cell>
        </table:table-row>
        <table:table-row table:style-name="TableLine2036565532528">
          <table:table-cell table:style-name="Tabela1.A2" office:value-type="string">
            <text:p text:style-name="P12">+</text:p>
          </table:table-cell>
          <table:table-cell table:style-name="Tabela1.A2" office:value-type="string">
            <text:p text:style-name="P3">Sinal positivo (+ unário)</text:p>
          </table:table-cell>
          <table:table-cell table:style-name="Tabela1.A2" office:value-type="string">
            <text:p text:style-name="P3">Direita</text:p>
          </table:table-cell>
          <table:table-cell table:style-name="Tabela1.D2" office:value-type="string">
            <text:p text:style-name="P5"><text:span text:style-name="T7">+</text:span><text:span text:style-name="T1">a</text:span></text:p>
          </table:table-cell>
        </table:table-row>
        <table:table-row table:style-name="TableLine2036565517264">
          <table:table-cell table:style-name="Tabela1.A2" office:value-type="string">
            <text:p text:style-name="P12">++</text:p>
          </table:table-cell>
          <table:table-cell table:style-name="Tabela1.A2" office:value-type="string">
            <text:p text:style-name="P3">Incremento unitário</text:p>
          </table:table-cell>
          <table:table-cell table:style-name="Tabela1.A2" office:value-type="string">
            <text:p text:style-name="P3">Esquerda/ Direita</text:p>
          </table:table-cell>
          <table:table-cell table:style-name="Tabela1.D2" office:value-type="string">
            <text:p text:style-name="P5"><text:span text:style-name="T7">++</text:span><text:span text:style-name="T1">a ou a</text:span><text:span text:style-name="T7">++</text:span></text:p>
          </table:table-cell>
        </table:table-row>
        <table:table-row table:style-name="TableLine2036565515248">
          <table:table-cell table:style-name="Tabela1.A2" office:value-type="string">
            <text:p text:style-name="P13">--</text:p>
          </table:table-cell>
          <table:table-cell table:style-name="Tabela1.A2" office:value-type="string">
            <text:p text:style-name="P3">Decremento unitário</text:p>
          </table:table-cell>
          <table:table-cell table:style-name="Tabela1.A2" office:value-type="string">
            <text:p text:style-name="P3">Esquerda/ Direita</text:p>
          </table:table-cell>
          <table:table-cell table:style-name="Tabela1.D2" office:value-type="string">
            <text:p text:style-name="P5"><text:span text:style-name="T7">--</text:span><text:span text:style-name="T1">a ou a</text:span><text:span text:style-name="T7">--</text:span></text:p>
          </table:table-cell>
        </table:table-row>
      </table:table>
      <text:p text:style-name="P6"/>
      <text:p text:style-name="P4">/*|—————————————————————————————————————————————————————————————————|</text:p>
      <text:p text:style-name="P6">         <text:span text:style-name="T1">*|_____________________OPERADORES RELACIONAIS______________________|</text:span></text:p>
      <text:p text:style-name="P6">         <text:span text:style-name="T1">*|___OPERADOR___|___SIGNIFICADO____|__ASSOCIATIVIDADE__|__EXEMPLO__|</text:span></text:p>
      <text:p text:style-name="P6">         <text:span text:style-name="T1">*|______==______|_Igual____________|_____Esquerda______|__a == b___|</text:span></text:p>
      <text:p text:style-name="P6">         <text:span text:style-name="T1">*|______!=______|_Diferente________|_____Esquerda______|__a != b___|</text:span></text:p>
      <text:p text:style-name="P6">         <text:span text:style-name="T1">*|______&gt;_______|_Maior que________|_____Esquerda______|__a &gt; b____|</text:span></text:p>
      <text:p text:style-name="P6">         <text:span text:style-name="T1">*|______&gt;=______|_Maior ou igual a_|_____Esquerda______|__a &gt;= b___|</text:span></text:p>
      <text:p text:style-name="P6">         <text:span text:style-name="T1">*|______&lt;_______|_Menor que________|_____Esquerda______|__a &lt; b____|</text:span></text:p>
      <text:p text:style-name="P6">         <text:span text:style-name="T1">*|______&lt;=______|_Menor ou igual a_|_____Esquerda______|__a &lt;= b___|</text:span></text:p>
      <text:p text:style-name="P6">         <text:span text:style-name="T1">*|—————————————————————————————————————————————————————————————————|*/</text:span></text:p>
      <text:p text:style-name="P7"/>
      <text:p text:style-name="P7"/>
      <text:p text:style-name="P7"/>
      <text:p text:style-name="P7"/>
      <text:p text:style-name="P7"/>
      <text:p text:style-name="P4">/*|—————————————————————————————————————————————————————————————————————|</text:p>
      <text:p text:style-name="P6">         <text:span text:style-name="T1">*|_________________________OPERADORES LÓGICOS__________________________|</text:span></text:p>
      <text:p text:style-name="P6">         <text:span text:style-name="T1">*|___OPERADOR___|_____SIGNIFICADO______|__ASSOCIATIVIDADE__|__EXEMPLO__|</text:span></text:p>
      <text:p text:style-name="P6">         <text:span text:style-name="T1">*|______&amp;&amp;______|_E lógico (and)_______|_____Esquerda______|__a &amp;&amp; b___|</text:span></text:p>
      <text:p text:style-name="P6">         <text:span text:style-name="T1">*|______||______|_Ou lógico (or)_______|_____Esquerda______|__a || b___|</text:span></text:p>
      <text:p text:style-name="P6">         <text:span text:style-name="T1">*|______!_______|_Negação (not)________|_____Direita_______|____!a_____|</text:span></text:p>
      <text:p text:style-name="P6">         <text:span text:style-name="T1">*|______^_______|_Ou eclusivo (xor)____|_____Direita_______|___a ^ b___|</text:span></text:p>
      <text:p text:style-name="P6">         <text:span text:style-name="T1">*|—————————————————————————————————————————————————————</text:span><text:soft-page-break/><text:span text:style-name="T1">————————————————|*/</text:span></text:p>
      <text:p text:style-name="P7"/>
      <text:p text:style-name="P7"/>
      <text:p text:style-name="P7"/>
      <text:p text:style-name="P7"/>
      <text:p text:style-name="P7"/>
      <text:p text:style-name="P4">/*|———————————————————————————————————————————————————————————————————————————————————————|</text:p>
      <text:p text:style-name="P6">         <text:span text:style-name="T1">*|___________________________OPERADORES DE ATRIBUIÇÃO COMPOSTA___________________________|</text:span></text:p>
      <text:p text:style-name="P6">         <text:span text:style-name="T1">*|___OPERADOR___|______________SIGNIFICADO_______________|__ASSOCIATIVIDADE__|__EXEMPLO__|</text:span></text:p>
      <text:p text:style-name="P6">         <text:span text:style-name="T1">*|______+=______|_Adição e atribuição____________________|_____Direita_______|__a += n___|</text:span></text:p>
      <text:p text:style-name="P6">         <text:span text:style-name="T1">*|______-=______|_Subtração e atribuição_________________|_____Direita_______|__a -= n___|</text:span></text:p>
      <text:p text:style-name="P6">         <text:span text:style-name="T1">*|______*=______|_Multiplicação e atribuição_____________|_____Direita_______|__a *= n___|</text:span></text:p>
      <text:p text:style-name="P6">         <text:span text:style-name="T1">*|______/=______|_Divisão e atribuição___________________|_____Direita_______|__a /= n___|</text:span></text:p>
      <text:p text:style-name="P6">         <text:span text:style-name="T1">*|______%=______|_Divisão inteira e atribuição___________|_____Direita_______|__a %= n___|</text:span></text:p>
      <text:p text:style-name="P6">         <text:span text:style-name="T1">*|______&amp;=______|_E (and) bitwise e atribuição___________|_____Direita_______|__a &amp;= n___|</text:span></text:p>
      <text:p text:style-name="P6">         <text:span text:style-name="T1">*|______|=______|_Ou (or) bitwise e atribuição___________|_____Direita_______|__a |= n___|</text:span></text:p>
      <text:p text:style-name="P6">         <text:span text:style-name="T1">*|______^=______|_Ou (xor) bitwise e atribuição__________|_____Direita_______|__a ^= n___|</text:span></text:p>
      <text:p text:style-name="P6">         <text:span text:style-name="T1">*|______&gt;&gt;=_____|_Rotação à direita e atribuição_________|_____Direita_______|__a &gt;&gt;= n__|</text:span></text:p>
      <text:p text:style-name="P6">         <text:span text:style-name="T1">*|______&lt;&lt;=_____|_Rotação à esquerda e atribuição________|_____Direita_______|__a &lt;&lt;= n__|</text:span></text:p>
      <text:p text:style-name="P6">         <text:span text:style-name="T1">*|______&gt;&gt;&gt;=____|_Rotação à direita s/sinal e atribuição_|_____Direita_______|__a &gt;&gt;&gt;= n_|</text:span></text:p>
      <text:p text:style-name="P6">         <text:span text:style-name="T1">*|———————————————————————————————————————————————————————————————————————————————————————|*/   </text:span></text:p>
      <text:p text:style-name="P7"/>
      <text:p text:style-name="P7"/>
      <text:p text:style-name="P7"/>
      <text:p text:style-name="P7"/>
      <text:p text:style-name="P7"/>
      <text:p text:style-name="P7"/>
      <text:p text:style-name="P4">/*|————————————————————————————————————————————————————————————|</text:p>
      <text:p text:style-name="P6">         <text:span text:style-name="T1">*|____________________OPERADORES TERNÁRIOS____________________|</text:span></text:p>
      <text:p text:style-name="P6">         <text:span text:style-name="T1">*| SINTAXE: &lt;condição&gt; ? &lt;expressão_true&gt; : &lt;expressão_salse&gt; |</text:span></text:p>
      <text:p text:style-name="P6">         <text:span text:style-name="T1">*|————————————————————————————————————————————————————————————|*/</text:span></text:p>
      <text:p text:style-name="P7"/>
      <text:p text:style-name="P7"/>
      <text:p text:style-name="P7"/>
      <text:p text:style-name="P7"/>
      <text:p text:style-name="P7"/>
      <text:p text:style-name="P7"/>
      <text:p text:style-name="P4">/*|———————————————————————————————————————————————————————————————————————————————————|</text:p>
      <text:p text:style-name="P6">         <text:span text:style-name="T1">*|________________________________OPERADORES BITWISE_________________________________|</text:span></text:p>
      <text:p text:style-name="P6"><text:soft-page-break/>         <text:span text:style-name="T1">*|___OPERADOR___|_____________SIGNIFICADO_____________|__ASSOCIATIVIDADE__|_EXEMPLO__|</text:span></text:p>
      <text:p text:style-name="P6">         <text:span text:style-name="T1">*|______&amp;_______|_E bit-a-bit(bitwise and)____________|_____Esquerda______|__a &amp; b___|</text:span></text:p>
      <text:p text:style-name="P6">         <text:span text:style-name="T1">*|______|_______|_Ou bit-a-bit(bitwise or)____________|_____Esquerda______|__a | b___|</text:span></text:p>
      <text:p text:style-name="P6">         <text:span text:style-name="T1">*|______^_______|_Ou-eclusivo bit-a-bit (bitwise xor)_|_____Esquerda______|__a ^ b___|</text:span></text:p>
      <text:p text:style-name="P6">         <text:span text:style-name="T1">*|______~_______|_Complemento de 2____________________|_____Direita_______|___~ a____|</text:span></text:p>
      <text:p text:style-name="P6">         <text:span text:style-name="T1">*|______&lt;&lt;______|_Rotação à esquerda de n bits________|_____Esquerda______|__a &lt;&lt; n__|</text:span></text:p>
      <text:p text:style-name="P6">         <text:span text:style-name="T1">*|______&gt;&gt;______|_Rotação à direita de n bits_________|_____Esquerda______|__a &gt;&gt; n__|</text:span></text:p>
      <text:p text:style-name="P6">         <text:span text:style-name="T1">*|______&gt;&gt;&gt;_____|_Rotação à direita sem sinal_________|_____Esquerda______|__a &gt;&gt;&gt; n_|</text:span></text:p>
      <text:p text:style-name="P6">         <text:span text:style-name="T1">*|———————————————————————————————————————————————————————————————————————————————————|*/</text:span></text:p>
      <text:p text:style-name="P7"/>
      <text:p text:style-name="P7"/>
      <text:p text:style-name="P7"/>
      <text:p text:style-name="P7"/>
      <text:p text:style-name="P7"/>
      <text:p text:style-name="P7"/>
      <text:p text:style-name="P4">/*|—————————————————————————————————————————————————————————|</text:p>
      <text:p text:style-name="P6">         <text:span text:style-name="T1">*|________________PROCEDÊNCIA DE OPERADORES________________|</text:span></text:p>
      <text:p text:style-name="P6">         <text:span text:style-name="T1">*|____NÍVEL___|________________OPERADORES__________________|</text:span></text:p>
      <text:p text:style-name="P6">         <text:span text:style-name="T1">*|_____01_____|___[]_()_.(seletor)_________________________|</text:span></text:p>
      <text:p text:style-name="P6">         <text:span text:style-name="T1">*|_____02_____|___++_~_instanceof_new_-(unário)_(cast)_____|</text:span></text:p>
      <text:p text:style-name="P6">         <text:span text:style-name="T1">*|_____03_____|___*_/_%____________________________________|</text:span></text:p>
      <text:p text:style-name="P6">         <text:span text:style-name="T1">*|_____04_____|___+_-______________________________________|</text:span></text:p>
      <text:p text:style-name="P6">         <text:span text:style-name="T1">*|_____05_____|___&lt;&lt;_&gt;&gt;_&gt;&gt;&gt;________________________________|</text:span></text:p>
      <text:p text:style-name="P6">         <text:span text:style-name="T1">*|_____06_____|___&lt;_&gt;_&lt;=_&gt;=________________________________|</text:span></text:p>
      <text:p text:style-name="P6">         <text:span text:style-name="T1">*|_____07_____|___==_!=____________________________________|</text:span></text:p>
      <text:p text:style-name="P6">         <text:span text:style-name="T1">*|_____08_____|___&amp;________________________________________|</text:span></text:p>
      <text:p text:style-name="P6">         <text:span text:style-name="T1">*|_____09_____|___~________________________________________|</text:span></text:p>
      <text:p text:style-name="P6">         <text:span text:style-name="T1">*|_____10_____|___|________________________________________|</text:span></text:p>
      <text:p text:style-name="P6">         <text:span text:style-name="T1">*|_____11_____|___&amp;&amp;_______________________________________|</text:span></text:p>
      <text:p text:style-name="P6">         <text:span text:style-name="T1">*|_____12_____|___||_______________________________________|</text:span></text:p>
      <text:p text:style-name="P6">         <text:span text:style-name="T1">*|_____12_____|___?:_______________________________________|</text:span></text:p>
      <text:p text:style-name="P6">         <text:span text:style-name="T1">*|_____14_____|___=_op=____________________________________|</text:span></text:p>
      <text:p text:style-name="P6">         <text:span text:style-name="T1">*|_____15_____|___,________________________________________|</text:span></text:p>
      <text:p text:style-name="P6">         <text:span text:style-name="T1">*|_____16_____|___-&gt;(operador lambda)______________________|</text:span></text:p>
      <text:p text:style-name="P6">         <text:span text:style-name="T1">*|—————————————————————————————————————————————————————————|*/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java3" xlink:href="Pictures/10000000000009B000000DB4DA1E17B797622D5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java3" style:repeat="stretch" style:footnote-max-height="0cm" loext:margin-gutter="0cm">
        <style:background-image xlink:href="Pictures/10000000000009B000000DB4DA1E17B797622D5F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java3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2T19:46:13.154000000</dc:date>
    <meta:editing-duration>PT33M43S</meta:editing-duration>
    <meta:editing-cycles>7</meta:editing-cycles>
    <meta:generator>LibreOffice/7.3.2.2$Windows_X86_64 LibreOffice_project/49f2b1bff42cfccbd8f788c8dc32c1c309559be0</meta:generator>
    <meta:document-statistic meta:table-count="1" meta:image-count="0" meta:object-count="0" meta:page-count="3" meta:paragraph-count="110" meta:word-count="308" meta:character-count="6039" meta:non-whitespace-character-count="5293"/>
  </office:meta>
</office:document-meta>
</file>